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D00000273026482B6B838B0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016in" svg:y="0.3693in" svg:width="7.7299in" svg:height="5.1256in" draw:z-index="0"><draw:image xlink:href="Pictures/10000001000005BD00000273026482B6B838B0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0:35:53.397521099</meta:creation-date>
    <dc:date>2023-09-26T10:37:54.224463948</dc:date>
    <meta:editing-duration>PT2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